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ser defender features</text:p>
      <text:p text:style-name="Standard"/>
      <text:p text:style-name="Standard"/>
      <text:p text:style-name="Standard"/>
      <text:p text:style-name="Standard">NEEDED</text:p>
      <text:list xml:id="list33340304" text:style-name="L1">
        <text:list-item>
          <text:p text:style-name="P1">enemy progression</text:p>
          <text:list>
            <text:list-item>
              <text:p text:style-name="P1">types</text:p>
            </text:list-item>
            <text:list-item>
              <text:p text:style-name="P1">levels (by color)</text:p>
            </text:list-item>
          </text:list>
        </text:list-item>
        <text:list-item>
          <text:p text:style-name="P1">ship progression in game</text:p>
        </text:list-item>
        <text:list-item>
          <text:p text:style-name="P1">bombs</text:p>
        </text:list-item>
      </text:list>
      <text:p text:style-name="Standard"/>
      <text:p text:style-name="Standard">OPTIONAL</text:p>
      <text:list xml:id="list39747205" text:continue-numbering="true" text:style-name="L1">
        <text:list-item>
          <text:p text:style-name="P1">power ups in game</text:p>
        </text:list-item>
        <text:list-item>
          <text:p text:style-name="P1">lives</text:p>
        </text:list-item>
        <text:list-item>
          <text:p text:style-name="P1">obstacles</text:p>
        </text:list-item>
        <text:list-item>
          <text:p text:style-name="P1">bosses</text:p>
        </text:list-item>
      </text:list>
      <text:p text:style-name="Standard"/>
      <text:p text:style-name="Standard">FREE TO PLAY options</text:p>
      <text:list xml:id="list33342706" text:style-name="L2">
        <text:list-item>
          <text:p text:style-name="P2">ship designs</text:p>
          <text:list>
            <text:list-item>
              <text:p text:style-name="P2">cosmetic</text:p>
              <text:list>
                <text:list-item>
                  <text:p text:style-name="P2">Ships</text:p>
                </text:list-item>
                <text:list-item>
                  <text:p text:style-name="P2">Engines</text:p>
                  <text:list>
                    <text:list-item>
                      <text:p text:style-name="P2">standard vs wingtip</text:p>
                    </text:list-item>
                    <text:list-item>
                      <text:p text:style-name="P2">rainbow</text:p>
                    </text:list-item>
                    <text:list-item>
                      <text:p text:style-name="P2">sparkles</text:p>
                    </text:list-item>
                  </text:list>
                </text:list-item>
              </text:list>
            </text:list-item>
            <text:list-item>
              <text:p text:style-name="P2">maneuvering </text:p>
            </text:list-item>
          </text:list>
        </text:list-item>
        <text:list-item>
          <text:p text:style-name="P2">weapons</text:p>
        </text:list-item>
        <text:list-item>
          <text:p text:style-name="P2">power ups</text:p>
        </text:list-item>
        <text:list-item>
          <text:p text:style-name="P2">mone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 Wolejsza</meta:initial-creator>
    <meta:creation-date>2018-03-29T00:30:06.01</meta:creation-date>
    <dc:date>2018-04-20T19:55:27.78</dc:date>
    <dc:creator>Matt Wolejsza</dc:creator>
    <meta:editing-duration>P1DT12H41M56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24" meta:word-count="62" meta:character-count="281"/>
  </office:meta>
</office:document-meta>
</file>